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git clone https://github.com/CS362-W2019/CS362-W2019.git</text:p>
      <text:p text:style-name="Standard">2) <text:s/>cd CS362-W2019/FinalProject/URLValidatorCorrect/src</text:p>
      <text:p text:style-name="Standard">3) <text:s/>cp ../test/UrlValidatorTest.java .</text:p>
      <text:p text:style-name="Standard">3) <text:s/>export CLASSPATH=$CLASSPATH:/usr/share/java/junit.jar</text:p>
      <text:p text:style-name="Standard">4) <text:s/>javac UrlValidatorTest.java</text:p>
      <text:p text:style-name="Standard">5) <text:s/>java UrlValidator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1:21:34.835205835</meta:creation-date>
    <meta:editing-duration>P2DT1H39M38S</meta:editing-duration>
    <meta:editing-cycles>2</meta:editing-cycles>
    <meta:generator>LibreOffice/6.0.7.3$Linux_X86_64 LibreOffice_project/00m0$Build-3</meta:generator>
    <dc:date>2019-02-26T23:14:35.362024504</dc:date>
    <meta:document-statistic meta:table-count="0" meta:image-count="0" meta:object-count="0" meta:page-count="1" meta:paragraph-count="6" meta:word-count="19" meta:character-count="263" meta:non-whitespace-character-count="244"/>
  </office:meta>
</office:document-meta>
</file>